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ParserConfig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urlResourc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RequestHandlerIntegrationTests.initReques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ttpRequestHandlerIntegrationTests.arg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Config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RequestHandlerIntegrationTests.initDispatcherServlet( boolean usePathPatterns , boolean decodingUrlPathHelper , Class &lt; ? &gt; ... configClass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HttpRequestHandlerIntegrationTests.cssFile( boolean usePathPatterns , boolean decodingUrlPathHelper ,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RequestHandlerIntegrationTests.classpathLocationWithEncodedPath( boolean usePathPatterns , boolean decodingUrlPathHelper , String path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Config.getPath( ClassPath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nDecodingUrlPathHelperConfig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codingUrlPathHelperConfig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